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13pt" style:font-size-asian="13pt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T1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include &lt;bits/stdc++.h&gt;</text:p>
      <text:p text:style-name="P2">using namespace std;</text:p>
      <text:p text:style-name="P2"/>
      <text:p text:style-name="P1">struct Node {</text:p>
      <text:p text:style-name="P1"><text:tab/>int data;</text:p>
      <text:p text:style-name="P1"><text:tab/>struct Node* left;</text:p>
      <text:p text:style-name="P1"><text:tab/>struct Node* right;</text:p>
      <text:p text:style-name="P1"/>
      <text:p text:style-name="P1"><text:tab/>Node(int val){</text:p>
      <text:p text:style-name="P1"><text:tab/><text:tab/>data = val;</text:p>
      <text:p text:style-name="P1"><text:tab/><text:tab/>left = NULL;</text:p>
      <text:p text:style-name="P1"><text:tab/><text:tab/>right = NULL;</text:p>
      <text:p text:style-name="P1"><text:tab/>}</text:p>
      <text:p text:style-name="P1">};</text:p>
      <text:p text:style-name="P1"/>
      <text:p text:style-name="P2"/>
      <text:p text:style-name="P2"><text:span text:style-name="T1">int main(){</text:span></text:p>
      <text:p text:style-name="P2"><text:span text:style-name="T1"/></text:p>
      <text:p text:style-name="P2"><text:tab/>/*create root*/</text:p>
      <text:p text:style-name="P2"><text:tab/><text:span text:style-name="T1">struct Node* root = new Node(1);</text:span></text:p>
      <text:p text:style-name="P2"><text:tab/>/* following is the tree after above statement</text:p>
      <text:p text:style-name="P2"/>
      <text:p text:style-name="P2"><text:tab/><text:tab/><text:tab/>1</text:p>
      <text:p text:style-name="P2"><text:tab/><text:tab/><text:tab/>/ \</text:p>
      <text:p text:style-name="P2"><text:tab/><text:tab/>NULL NULL</text:p>
      <text:p text:style-name="P2"><text:tab/>*/</text:p>
      <text:p text:style-name="P2"/>
      <text:p text:style-name="P2"><text:tab/><text:span text:style-name="T1">root-&gt;left = new Node(2);</text:span></text:p>
      <text:p text:style-name="P2"><text:tab/>root-&gt;right = new Node(3);</text:p>
      <text:p text:style-name="P2"><text:tab/>/* 2 and 3 become left and right children of 1</text:p>
      <text:p text:style-name="P2"><text:tab/><text:tab/><text:tab/><text:tab/><text:tab/>1</text:p>
      <text:p text:style-name="P2"><text:tab/><text:tab/><text:tab/><text:tab/>/ \</text:p>
      <text:p text:style-name="P2"><text:tab/><text:tab/><text:tab/><text:tab/>2<text:tab/> 3</text:p>
      <text:p text:style-name="P2"><text:tab/><text:tab/><text:tab/>/ \<text:tab/> / \</text:p>
      <text:p text:style-name="P2"><text:tab/><text:tab/><text:tab/>NULL NULL NULL NULL</text:p>
      <text:p text:style-name="P2"><text:tab/>*/</text:p>
      <text:p text:style-name="P1"/>
      <text:p text:style-name="P2"><text:span text:style-name="T1"><text:tab/>root-&gt;left-&gt;left = new Node(4);</text:span></text:p>
      <text:p text:style-name="P2"><text:tab/>/* 4 becomes left child of 2</text:p>
      <text:p text:style-name="P2"><text:tab/><text:tab/><text:tab/>1</text:p>
      <text:p text:style-name="P2"><text:tab/><text:tab/><text:tab/>/<text:tab/> \</text:p>
      <text:p text:style-name="P2"><text:tab/><text:tab/>2<text:tab/> 3</text:p>
      <text:p text:style-name="P2"><text:tab/><text:tab/>/ \<text:tab/> / \</text:p>
      <text:p text:style-name="P2"><text:tab/><text:tab/>4 NULL NULL NULL</text:p>
      <text:p text:style-name="P2"><text:tab/><text:tab/>/ \</text:p>
      <text:p text:style-name="P2"><text:tab/>NULL NULL</text:p>
      <text:p text:style-name="P2"><text:tab/>*/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22:41:46.035916359</meta:creation-date>
    <dc:date>2021-11-25T22:47:47.400568186</dc:date>
    <meta:editing-duration>PT6M15S</meta:editing-duration>
    <meta:editing-cycles>1</meta:editing-cycles>
    <meta:document-statistic meta:table-count="0" meta:image-count="0" meta:object-count="0" meta:page-count="1" meta:paragraph-count="40" meta:word-count="116" meta:character-count="580" meta:non-whitespace-character-count="435"/>
    <meta:generator>LibreOffice/6.0.7.3$Linux_X86_64 LibreOffice_project/00m0$Build-3</meta:generator>
  </office:meta>
</office:document-meta>
</file>